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900000141304D69DEA2C2D439.png" manifest:media-type="image/png"/>
  <manifest:file-entry manifest:full-path="Pictures/10000201000002F30000037BA11B1B14905D70E8.png" manifest:media-type="image/png"/>
  <manifest:file-entry manifest:full-path="Pictures/10000201000002F30000007DD140ED18AADE22CC.png" manifest:media-type="image/png"/>
  <manifest:file-entry manifest:full-path="Pictures/1000020100000301000002B4A9F59F2E34014F6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8f04" officeooo:paragraph-rsid="00028f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eedy Prob. #3. Greedy Florist</text:p>
      <text:p text:style-name="P1"><draw:frame draw:style-name="fr2" draw:name="Image1" text:anchor-type="char" svg:width="19.001cm" svg:height="22.423cm" draw:z-index="0"><draw:image xlink:href="Pictures/10000201000002F30000037BA11B1B14905D70E8.png" xlink:type="simple" xlink:show="embed" xlink:actuate="onLoad" draw:mime-type="image/png"/></draw:frame><text:s/></text:p>
      <text:p text:style-name="P1"><draw:frame draw:style-name="fr1" draw:name="Image2" text:anchor-type="char" svg:width="19.001cm" svg:height="3.145cm" draw:z-index="1"><draw:image xlink:href="Pictures/10000201000002F30000007DD140ED18AADE22CC.png" xlink:type="simple" xlink:show="embed" xlink:actuate="onLoad" draw:mime-type="image/png"/></draw:frame><text:s text:c="2"/></text:p>
      <text:p text:style-name="P1"><draw:frame draw:style-name="fr1" draw:name="Image3" text:anchor-type="char" svg:width="19.001cm" svg:height="17.097cm" draw:z-index="2"><draw:image xlink:href="Pictures/1000020100000301000002B4A9F59F2E34014F60.png" xlink:type="simple" xlink:show="embed" xlink:actuate="onLoad" draw:mime-type="image/png"/></draw:frame><text:soft-page-break/><text:line-break/> </text:p>
      <text:p text:style-name="P1"><draw:frame draw:style-name="fr1" draw:name="Image4" text:anchor-type="char" svg:width="19.001cm" svg:height="8.013cm" draw:z-index="3"><draw:image xlink:href="Pictures/10000201000002F900000141304D69DEA2C2D4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6T18:25:53.252000000</meta:creation-date>
    <dc:date>2022-02-16T18:51:16.285000000</dc:date>
    <meta:editing-duration>PT15M13S</meta:editing-duration>
    <meta:editing-cycles>1</meta:editing-cycles>
    <meta:document-statistic meta:table-count="0" meta:image-count="4" meta:object-count="0" meta:page-count="2" meta:paragraph-count="4" meta:word-count="5" meta:character-count="36" meta:non-whitespace-character-count="27"/>
    <meta:generator>LibreOffice/7.1.8.1$Windows_X86_64 LibreOffice_project/e1f30c802c3269a1d052614453f260e49458c82c</meta:generator>
  </office:meta>
</office:document-meta>
</file>